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  <style:text-properties fo:font-size="48pt" style:font-size-asian="48pt" style:font-size-complex="48pt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style:style style:name="P3" style:family="paragraph">
      <style:paragraph-properties fo:text-align="center" style:text-autospace="none"/>
      <style:text-properties fo:font-size="54pt" style:font-size-asian="54pt" style:font-size-complex="54pt"/>
    </style:style>
    <style:style style:name="P4" style:family="paragraph">
      <style:paragraph-properties fo:text-align="center" style:text-autospace="none"/>
      <style:text-properties fo:color="#ffffff" fo:font-family="Calibri" style:font-family-generic="swiss" fo:font-size="54pt" fo:font-weight="bold" style:letter-kerning="true" style:font-size-asian="54pt" style:font-weight-asian="bold" style:font-family-complex="Calibri" style:font-family-generic-complex="swiss" style:font-size-complex="54pt" style:font-weight-complex="bold"/>
    </style:style>
    <style:style style:name="P5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style:style style:name="T2" style:family="text">
      <style:text-properties fo:color="#ffffff" fo:font-family="'Arial Black'" style:font-family-generic="swiss" style:font-pitch="variable" fo:font-size="54pt" fo:font-weight="bold" style:letter-kerning="true" style:font-size-asian="54pt" style:font-weight-asian="bold" style:font-family-complex="Calibri" style:font-family-generic-complex="swiss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Wszystko Panie Ciebie chwali:</text:span><text:span text:style-name="T1"><text:line-break/></text:span><text:span text:style-name="T1">ptaki, kwiaty, wicher, woda.</text:span><text:span text:style-name="T1"><text:line-break/></text:span><text:span text:style-name="T1">Bo Ty wszystko to stworzyłeś,</text:span><text:span text:style-name="T1"><text:line-break/></text:span><text:span text:style-name="T1">wszystko Tobie się podobać ch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8cm" svg:height="21.323cm" svg:x="0cm" svg:y="0cm" presentation:class="title" presentation:user-transformed="true">
          <draw:text-box>
            <text:p text:style-name="P3"><text:span text:style-name="T2">Panie jestem Twoim dzieckiem,</text:span><text:span text:style-name="T2"><text:line-break/></text:span><text:span text:style-name="T2">ukochałeś mnie nad życie. Mocną ręką mnie prowadzisz,</text:span><text:span text:style-name="T2"><text:line-break/></text:span><text:span text:style-name="T2">błogosławisz mnie obficie s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53S</meta:editing-duration>
    <meta:editing-cycles>43</meta:editing-cycles>
    <meta:generator>OpenOffice/4.1.1$Win32 OpenOffice.org_project/411m6$Build-9775</meta:generator>
    <dc:date>2016-06-20T19:29:16.80</dc:date>
    <dc:creator>Woda Życia</dc:creator>
    <meta:document-statistic meta:object-count="27"/>
  </office:meta>
</office:document-meta>
</file>